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0.423cm"/>
    </style:style>
    <style:style style:name="P2" style:family="paragraph" style:parent-style-name="Standard" style:master-page-name="Standard">
      <style:paragraph-properties fo:margin-top="0cm" fo:margin-bottom="0cm" style:contextual-spacing="false" fo:line-height="0.423cm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LD</text:p>
      <text:p text:style-name="P1"/>
      <text:p text:style-name="P1"><text:bookmark text:name="_GoBack"/>&gt; db &lt;- odbcConnect("orcl", uid="dm", pwd="dm", believeNRows=FALSE)</text:p>
      <text:p text:style-name="P1">&gt; rslts = sqlQuery(db, "select count(*) from dm.orange_data")</text:p>
      <text:p text:style-name="P1">&gt; rslts</text:p>
      <text:p text:style-name="P1"><text:s text:c="2"/>COUNT(*)</text:p>
      <text:p text:style-name="P1">1 <text:s text:c="6"/>35</text:p>
      <text:p text:style-name="P1"/>
      <text:p text:style-name="P1">================================================</text:p>
      <text:p text:style-name="P1"/>
      <text:p text:style-name="P1"/>
      <text:p text:style-name="P1">NEW</text:p>
      <text:p text:style-name="P1"/>
      <text:p text:style-name="P1">ore.connect("RQUSER", "ORCL", "SUSE12", "RQUSER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men</meta:initial-creator>
    <meta:editing-cycles>1</meta:editing-cycles>
    <meta:creation-date>2011-03-18T18:24:00</meta:creation-date>
    <dc:date>2012-09-23T14:36:42</dc:date>
    <meta:editing-duration>PT2S</meta:editing-duration>
    <meta:generator>LibreOffice/3.5$Linux_X86_64 LibreOffice_project/350m1$Build-403</meta:generator>
    <meta:document-statistic meta:table-count="0" meta:image-count="0" meta:object-count="0" meta:page-count="1" meta:paragraph-count="9" meta:word-count="27" meta:character-count="258" meta:non-whitespace-character-count="2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